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8b4" officeooo:paragraph-rsid="000a68b4"/>
    </style:style>
    <style:style style:name="P2" style:family="paragraph" style:parent-style-name="Standard">
      <style:text-properties style:text-underline-style="solid" style:text-underline-width="auto" style:text-underline-color="font-color" officeooo:rsid="000a68b4" officeooo:paragraph-rsid="000a68b4"/>
    </style:style>
    <style:style style:name="T1" style:family="text">
      <style:text-properties officeooo:rsid="000ba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 sulle versioni degli script per l’analisi dati/figure</text:p>
      <text:p text:style-name="P1"/>
      <text:p text:style-name="P1">ultimo aggiornamento: V06 – <text:span text:style-name="T1">30/11/2023</text:span></text:p>
      <text:p text:style-name="P1"/>
      <text:p text:style-name="P1"><text:s/>- Le figure sono fatte a pari coordinata radiale selezionando il punton più vicino per ogni diagnostica: R=3 –&lt; ma è possibile cambiarla</text:p>
      <text:p text:style-name="P1">- Il rate di acquisizione diverso viene riportato a quello della diangostica più lenta laddove sia necessario per un cofnronto diretto. Sim fa il reshape dei dati dopo aver selezionato lo stesso intervallo temporale</text:p>
      <text:p text:style-name="P1">- Non c’è media su volume, quindi i dati delle due diagnostiche sono riferiti a volumi diversi</text:p>
      <text:p text:style-name="P1">L’errore è diviso per due ( il dato dovrebbe rappresentare l’errore totale, qindi se rappresentato come barra di + e - , deve essere dimezzato)</text:p>
      <text:p text:style-name="P1"/>
      <text:p text:style-name="P1">La V04 no riporta gli errori..troppa confzione grafica → si evidenzia già dall’analisi dei singoli shot che le discrepanze sono al di sopra degli errori!</text:p>
      <text:p text:style-name="P1"/>
      <text:p text:style-name="P1"/>
      <text:p text:style-name="P1"/>
      <text:p text:style-name="P1">Rimane da fare:</text:p>
      <text:p text:style-name="P1">fare orpfile e vedere dove sono le differenze maggiori</text:p>
      <text:p text:style-name="P1">Andamenti a pari coordinata di flusso</text:p>
      <text:p text:style-name="P1">mediare su volumi simili</text:p>
      <text:p text:style-name="P1"/>
      <text:p text:style-name="P1">Inserire dati MHD, ICRH, NBI</text:p>
      <text:p text:style-name="P1">Afterglow?</text:p>
      <text:p text:style-name="P1"/>
      <text:p text:style-name="P1">Ricordarsi considerazioni Pucella su MHD e tempera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3-11-30T16:49:28.765347771</meta:creation-date>
    <dc:date>2023-11-30T17:02:53.079329498</dc:date>
    <meta:editing-duration>PT3M14S</meta:editing-duration>
    <meta:editing-cycles>1</meta:editing-cycles>
    <meta:document-statistic meta:table-count="0" meta:image-count="0" meta:object-count="0" meta:page-count="1" meta:paragraph-count="14" meta:word-count="171" meta:character-count="1060" meta:non-whitespace-character-count="901"/>
    <meta:generator>LibreOffice/7.2.4.1$Linux_X86_64 LibreOffice_project/27d75539669ac387bb498e35313b970b7fe9c4f9</meta:generator>
  </office:meta>
</office:document-meta>
</file>